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B050"/>
    </style:style>
    <style:style style:name="ce3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0">
      <style:table-cell-properties fo:background-color="#FFC000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8.40316666666667cm"/>
    </style:style>
    <style:style style:name="co2" style:family="table-column">
      <style:table-column-properties fo:break-before="auto" style:column-width="2.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4765cm"/>
    </style:style>
    <style:style style:name="co5" style:family="table-column">
      <style:table-column-properties fo:break-before="auto" style:column-width="4.3815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3.53483333333333cm"/>
    </style:style>
    <style:style style:name="co8" style:family="table-column">
      <style:table-column-properties fo:break-before="auto" style:column-width="0.762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5" style:family="table-cell">
      <style:map style:condition="of:cell-content()&lt;[.$H$4]" style:apply-style-name="cf5" style:base-cell-address="Leaderboard.B2"/>
      <style:map style:condition="of:cell-content-is-between([.$H$3],[.$H$4])" style:apply-style-name="cf4" style:base-cell-address="Leaderboard.B2"/>
      <style:map style:condition="of:cell-content-is-between([.$H$2],[.$H$3])" style:apply-style-name="cf3" style:base-cell-address="Leaderboard.B2"/>
      <style:map style:condition="of:cell-content()&gt;[.$H$2]" style:apply-style-name="cf2" style:base-cell-address="Leaderboard.B2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eaderboa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76" table:default-cell-style-name="ce1"/>
        <table:table-row table:style-name="ro1">
          <table:table-cell office:value-type="string" table:style-name="ce1">
            <text:p>ФИО</text:p>
          </table:table-cell>
          <table:table-cell office:value-type="string" table:style-name="ce1">
            <text:p>Общая сумма</text:p>
          </table:table-cell>
          <table:table-cell office:value-type="string" table:style-name="ce1">
            <text:p>Сообщения</text:p>
          </table:table-cell>
          <table:table-cell office:value-type="string" table:style-name="ce1">
            <text:p>Тесты</text:p>
          </table:table-cell>
          <table:table-cell office:value-type="string" table:style-name="ce1">
            <text:p>Лабы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Анисова Наталья</text:p>
          </table:table-cell>
          <table:table-cell office:value-type="float" office:value="125.99999999999999" table:formula="of:=SUM([.C2:.E2])*1.4" table:style-name="ce5">
            <text:p>126</text:p>
          </table:table-cell>
          <table:table-cell office:value-type="float" office:value="0" table:formula="of:=[Сообщения.B2]" table:style-name="ce1">
            <text:p>0</text:p>
          </table:table-cell>
          <table:table-cell office:value-type="float" office:value="39" table:formula="of:=[Тесты.B2]" table:style-name="ce1">
            <text:p>39</text:p>
          </table:table-cell>
          <table:table-cell office:value-type="float" office:value="51" table:formula="of:=[Лабы.B2]" table:style-name="ce1">
            <text:p>51</text:p>
          </table:table-cell>
          <table:table-cell table:style-name="ce1"/>
          <table:table-cell office:value-type="string" table:style-name="ce1">
            <text:p>Граница автомата &gt;</text:p>
          </table:table-cell>
          <table:table-cell office:value-type="float" office:value="114.68" table:formula="of:=MAX([.$B$2:.$B$50])*0.8" table:style-name="ce2">
            <text:p>114,6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Афанасьев Глеб</text:p>
          </table:table-cell>
          <table:table-cell office:value-type="float" office:value="8" table:formula="of:=SUM([.C3:.E3])" table:style-name="ce5">
            <text:p>8</text:p>
          </table:table-cell>
          <table:table-cell office:value-type="float" office:value="0" table:formula="of:=[Сообщения.B3]" table:style-name="ce1">
            <text:p>0</text:p>
          </table:table-cell>
          <table:table-cell office:value-type="float" office:value="8" table:formula="of:=[Тесты.B3]" table:style-name="ce1">
            <text:p>8</text:p>
          </table:table-cell>
          <table:table-cell office:value-type="float" office:value="0" table:formula="of:=[Лабы.B3]" table:style-name="ce1">
            <text:p>0</text:p>
          </table:table-cell>
          <table:table-cell table:style-name="ce1"/>
          <table:table-cell office:value-type="string" table:style-name="ce1">
            <text:p>Граница полуавтомата &gt;</text:p>
          </table:table-cell>
          <table:table-cell office:value-type="float" office:value="86.009999999999991" table:formula="of:=MAX([.$B$2:.$B$50])*0.6" table:style-name="ce3">
            <text:p>86,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Баконин Андрей</text:p>
          </table:table-cell>
          <table:table-cell office:value-type="float" office:value="0" table:formula="of:=SUM([.C4:.E4])" table:style-name="ce5">
            <text:p>0</text:p>
          </table:table-cell>
          <table:table-cell office:value-type="float" office:value="0" table:formula="of:=[Сообщения.B4]" table:style-name="ce1">
            <text:p>0</text:p>
          </table:table-cell>
          <table:table-cell office:value-type="float" office:value="0" table:formula="of:=[Тесты.B4]" table:style-name="ce1">
            <text:p>0</text:p>
          </table:table-cell>
          <table:table-cell office:value-type="float" office:value="0" table:formula="of:=[Лабы.B4]" table:style-name="ce1">
            <text:p>0</text:p>
          </table:table-cell>
          <table:table-cell table:style-name="ce1"/>
          <table:table-cell office:value-type="string" table:style-name="ce1">
            <text:p>Граница допуска &lt;</text:p>
          </table:table-cell>
          <table:table-cell office:value-type="float" office:value="28.67" table:formula="of:=MAX([.$B$2:.$B$50])*0.2" table:style-name="ce4">
            <text:p>28,6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<text:span text:style-name="T2">Береговой<text:s/></text:span>Данил</text:p>
          </table:table-cell>
          <table:table-cell office:value-type="float" office:value="109.19999999999999" table:formula="of:=SUM([.C5:.E5])" table:style-name="ce5">
            <text:p>109,2</text:p>
          </table:table-cell>
          <table:table-cell office:value-type="float" office:value="35.699999999999996" table:formula="of:=[Сообщения.B5]" table:style-name="ce1">
            <text:p>35,7</text:p>
          </table:table-cell>
          <table:table-cell office:value-type="float" office:value="48" table:formula="of:=[Тесты.B5]" table:style-name="ce1">
            <text:p>48</text:p>
          </table:table-cell>
          <table:table-cell office:value-type="float" office:value="25.5" table:formula="of:=[Лабы.B5]" table:style-name="ce1">
            <text:p>25,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Витковская Софья</text:p>
          </table:table-cell>
          <table:table-cell office:value-type="float" office:value="73.5" table:formula="of:=SUM([.C6:.E6])" table:style-name="ce5">
            <text:p>73,5</text:p>
          </table:table-cell>
          <table:table-cell office:value-type="float" office:value="0" table:formula="of:=[Сообщения.B6]" table:style-name="ce1">
            <text:p>0</text:p>
          </table:table-cell>
          <table:table-cell office:value-type="float" office:value="48" table:formula="of:=[Тесты.B6]" table:style-name="ce1">
            <text:p>48</text:p>
          </table:table-cell>
          <table:table-cell office:value-type="float" office:value="25.5" table:formula="of:=[Лабы.B6]" table:style-name="ce1">
            <text:p>25,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Гетте Кирилл</text:p>
          </table:table-cell>
          <table:table-cell office:value-type="float" office:value="75" table:formula="of:=SUM([.C7:.E7])" table:style-name="ce5">
            <text:p>75</text:p>
          </table:table-cell>
          <table:table-cell office:value-type="float" office:value="51" table:formula="of:=[Сообщения.B7]" table:style-name="ce1">
            <text:p>51</text:p>
          </table:table-cell>
          <table:table-cell office:value-type="float" office:value="24" table:formula="of:=[Тесты.B7]" table:style-name="ce1">
            <text:p>24</text:p>
          </table:table-cell>
          <table:table-cell office:value-type="float" office:value="0" table:formula="of:=[Лабы.B7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Ивашкевич Кирилл</text:p>
          </table:table-cell>
          <table:table-cell office:value-type="float" office:value="85.199999999999989" table:formula="of:=SUM([.C8:.E8])" table:style-name="ce5">
            <text:p>85,2</text:p>
          </table:table-cell>
          <table:table-cell office:value-type="float" office:value="35.699999999999996" table:formula="of:=[Сообщения.B8]" table:style-name="ce1">
            <text:p>35,7</text:p>
          </table:table-cell>
          <table:table-cell office:value-type="float" office:value="24" table:formula="of:=[Тесты.B8]" table:style-name="ce1">
            <text:p>24</text:p>
          </table:table-cell>
          <table:table-cell office:value-type="float" office:value="25.5" table:formula="of:=[Лабы.B8]" table:style-name="ce1">
            <text:p>25,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Колиева Ульяна</text:p>
          </table:table-cell>
          <table:table-cell office:value-type="float" office:value="143.35" table:formula="of:=SUM([.C9:.E9])" table:style-name="ce5">
            <text:p>143,35</text:p>
          </table:table-cell>
          <table:table-cell office:value-type="float" office:value="51" table:formula="of:=[Сообщения.B9]" table:style-name="ce1">
            <text:p>51</text:p>
          </table:table-cell>
          <table:table-cell office:value-type="float" office:value="49" table:formula="of:=[Тесты.B9]" table:style-name="ce1">
            <text:p>49</text:p>
          </table:table-cell>
          <table:table-cell office:value-type="float" office:value="43.35" table:formula="of:=[Лабы.B9]" table:style-name="ce1">
            <text:p>43,3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Ломоносов Артем</text:p>
          </table:table-cell>
          <table:table-cell office:value-type="float" office:value="96.4" table:formula="of:=SUM([.C10:.E10])" table:style-name="ce5">
            <text:p>96,4</text:p>
          </table:table-cell>
          <table:table-cell office:value-type="float" office:value="45.9" table:formula="of:=[Сообщения.B10]" table:style-name="ce1">
            <text:p>45,9</text:p>
          </table:table-cell>
          <table:table-cell office:value-type="float" office:value="25" table:formula="of:=[Тесты.B10]" table:style-name="ce1">
            <text:p>25</text:p>
          </table:table-cell>
          <table:table-cell office:value-type="float" office:value="25.5" table:formula="of:=[Лабы.B10]" table:style-name="ce1">
            <text:p>25,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Маликова Алена</text:p>
          </table:table-cell>
          <table:table-cell office:value-type="float" office:value="0" table:formula="of:=SUM([.C11:.E11])" table:style-name="ce5">
            <text:p>0</text:p>
          </table:table-cell>
          <table:table-cell office:value-type="float" office:value="0" table:formula="of:=[Сообщения.B11]" table:style-name="ce1">
            <text:p>0</text:p>
          </table:table-cell>
          <table:table-cell office:value-type="float" office:value="0" table:formula="of:=[Тесты.B11]" table:style-name="ce1">
            <text:p>0</text:p>
          </table:table-cell>
          <table:table-cell office:value-type="float" office:value="0" table:formula="of:=[Лабы.B11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Михеев Григорий</text:p>
          </table:table-cell>
          <table:table-cell office:value-type="float" office:value="29" table:formula="of:=SUM([.C12:.E12])" table:style-name="ce5">
            <text:p>29</text:p>
          </table:table-cell>
          <table:table-cell office:value-type="float" office:value="0" table:formula="of:=[Сообщения.B12]" table:style-name="ce1">
            <text:p>0</text:p>
          </table:table-cell>
          <table:table-cell office:value-type="float" office:value="29" table:formula="of:=[Тесты.B12]" table:style-name="ce1">
            <text:p>29</text:p>
          </table:table-cell>
          <table:table-cell office:value-type="float" office:value="0" table:formula="of:=[Лабы.B12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Николаев Тимур</text:p>
          </table:table-cell>
          <table:table-cell office:value-type="float" office:value="143.25" table:formula="of:=SUM([.C13:.E13])" table:style-name="ce5">
            <text:p>143,25</text:p>
          </table:table-cell>
          <table:table-cell office:value-type="float" office:value="40.799999999999997" table:formula="of:=[Сообщения.B13]" table:style-name="ce1">
            <text:p>40,8</text:p>
          </table:table-cell>
          <table:table-cell office:value-type="float" office:value="54" table:formula="of:=[Тесты.B13]" table:style-name="ce1">
            <text:p>54</text:p>
          </table:table-cell>
          <table:table-cell office:value-type="float" office:value="48.449999999999996" table:formula="of:=[Лабы.B13]" table:style-name="ce1">
            <text:p>48,4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Ничков Георгий</text:p>
          </table:table-cell>
          <table:table-cell office:value-type="float" office:value="86.449999999999989" table:formula="of:=SUM([.C14:.E14])" table:style-name="ce5">
            <text:p>86,45</text:p>
          </table:table-cell>
          <table:table-cell office:value-type="float" office:value="0" table:formula="of:=[Сообщения.B14]" table:style-name="ce1">
            <text:p>0</text:p>
          </table:table-cell>
          <table:table-cell office:value-type="float" office:value="38" table:formula="of:=[Тесты.B14]" table:style-name="ce1">
            <text:p>38</text:p>
          </table:table-cell>
          <table:table-cell office:value-type="float" office:value="48.449999999999996" table:formula="of:=[Лабы.B14]" table:style-name="ce1">
            <text:p>48,4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Поздняков Дмитрий</text:p>
          </table:table-cell>
          <table:table-cell office:value-type="float" office:value="78" table:formula="of:=SUM([.C15:.E15])" table:style-name="ce5">
            <text:p>78</text:p>
          </table:table-cell>
          <table:table-cell office:value-type="float" office:value="0" table:formula="of:=[Сообщения.B15]" table:style-name="ce1">
            <text:p>0</text:p>
          </table:table-cell>
          <table:table-cell office:value-type="float" office:value="27" table:formula="of:=[Тесты.B15]" table:style-name="ce1">
            <text:p>27</text:p>
          </table:table-cell>
          <table:table-cell office:value-type="float" office:value="51" table:formula="of:=[Лабы.B15]" table:style-name="ce1">
            <text:p>5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Попов Максим</text:p>
          </table:table-cell>
          <table:table-cell office:value-type="float" office:value="110.2983" table:formula="of:=SUM([.C16:.E16])" table:style-name="ce5">
            <text:p>110,2983</text:p>
          </table:table-cell>
          <table:table-cell office:value-type="float" office:value="35.699999999999996" table:formula="of:=[Сообщения.B16]" table:style-name="ce1">
            <text:p>35,7</text:p>
          </table:table-cell>
          <table:table-cell office:value-type="float" office:value="27" table:formula="of:=[Тесты.B16]" table:style-name="ce1">
            <text:p>27</text:p>
          </table:table-cell>
          <table:table-cell office:value-type="float" office:value="47.598300000000002" table:formula="of:=[Лабы.B16]" table:style-name="ce1">
            <text:p>47,598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Рудко Владислав</text:p>
          </table:table-cell>
          <table:table-cell office:value-type="float" office:value="64.95" table:formula="of:=SUM([.C17:.E17])" table:style-name="ce5">
            <text:p>64,95</text:p>
          </table:table-cell>
          <table:table-cell office:value-type="float" office:value="0" table:formula="of:=[Сообщения.B17]" table:style-name="ce1">
            <text:p>0</text:p>
          </table:table-cell>
          <table:table-cell office:value-type="float" office:value="42" table:formula="of:=[Тесты.B17]" table:style-name="ce1">
            <text:p>42</text:p>
          </table:table-cell>
          <table:table-cell office:value-type="float" office:value="22.95" table:formula="of:=[Лабы.B17]" table:style-name="ce1">
            <text:p>22,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Токмаков Лев</text:p>
          </table:table-cell>
          <table:table-cell office:value-type="float" office:value="0" table:formula="of:=SUM([.C18:.E18])" table:style-name="ce5">
            <text:p>0</text:p>
          </table:table-cell>
          <table:table-cell office:value-type="float" office:value="0" table:formula="of:=[Сообщения.B18]" table:style-name="ce1">
            <text:p>0</text:p>
          </table:table-cell>
          <table:table-cell office:value-type="float" office:value="0" table:formula="of:=[Тесты.B18]" table:style-name="ce1">
            <text:p>0</text:p>
          </table:table-cell>
          <table:table-cell office:value-type="float" office:value="0" table:formula="of:=[Лабы.B18]" table:style-name="ce1">
            <text:p>0</text:p>
          </table:table-cell>
          <table:table-cell table:number-columns-repeated="16379"/>
        </table:table-row>
        <table:table-row table:number-rows-repeated="1048558" table:style-name="ro1">
          <table:table-cell table:number-columns-repeated="16384"/>
        </table:table-row>
      </table:table>
      <table:table table:name="Тесты" table:style-name="ta2">
        <table:table-column table:style-name="co1" table:default-cell-style-name="ce1"/>
        <table:table-column table:style-name="co7" table:default-cell-style-name="ce1"/>
        <table:table-column table:style-name="co8" table:number-columns-repeated="24" table:default-cell-style-name="ce1"/>
        <table:table-column table:style-name="co6" table:number-columns-repeated="16358" table:default-cell-style-name="ce1"/>
        <table:table-row table:style-name="ro1">
          <table:table-cell office:value-type="string" table:style-name="ce1">
            <text:p>ФИО</text:p>
          </table:table-cell>
          <table:table-cell office:value-type="string" table:style-name="ce1">
            <text:p>Сумма тесты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Анисова Наталья</text:p>
          </table:table-cell>
          <table:table-cell office:value-type="float" office:value="39" table:formula="of:=SUMPRODUCT(([.C2:.Z2]&lt;&gt;&quot;&quot;)*(COUNTA([.$A$2:.$A$50]) - [.C2:.Z2] + 1))" table:style-name="ce1">
            <text:p>39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Афанасьев Глеб</text:p>
          </table:table-cell>
          <table:table-cell office:value-type="float" office:value="8" table:formula="of:=SUMPRODUCT(([.C3:.Z3]&lt;&gt;&quot;&quot;)*(COUNTA([.$A$2:.$A$50]) - [.C3:.Z3] + 1))" table:style-name="ce1">
            <text:p>8</text:p>
          </table:table-cell>
          <table:table-cell table:number-columns-repeated="4" table:style-name="ce1"/>
          <table:table-cell office:value-type="float" office:value="10" table:style-name="ce1">
            <text:p>1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Баконин Андрей</text:p>
          </table:table-cell>
          <table:table-cell office:value-type="float" office:value="0" table:formula="of:=SUMPRODUCT(([.C4:.Z4]&lt;&gt;&quot;&quot;)*(COUNTA([.$A$2:.$A$50]) - [.C4:.Z4] + 1))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pan text:style-name="T3">Береговой<text:s/></text:span>Данил</text:p>
          </table:table-cell>
          <table:table-cell office:value-type="float" office:value="48" table:formula="of:=SUMPRODUCT(([.C5:.Z5]&lt;&gt;&quot;&quot;)*(COUNTA([.$A$2:.$A$50]) - [.C5:.Z5] + 1))" table:style-name="ce1">
            <text:p>48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Витковская Софья</text:p>
          </table:table-cell>
          <table:table-cell office:value-type="float" office:value="48" table:formula="of:=SUMPRODUCT(([.C6:.Z6]&lt;&gt;&quot;&quot;)*(COUNTA([.$A$2:.$A$50]) - [.C6:.Z6] + 1))" table:style-name="ce1">
            <text:p>48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Гетте Кирилл</text:p>
          </table:table-cell>
          <table:table-cell office:value-type="float" office:value="24" table:formula="of:=SUMPRODUCT(([.C7:.Z7]&lt;&gt;&quot;&quot;)*(COUNTA([.$A$2:.$A$50]) - [.C7:.Z7] + 1))" table:style-name="ce1">
            <text:p>24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Ивашкевич Кирилл</text:p>
          </table:table-cell>
          <table:table-cell office:value-type="float" office:value="24" table:formula="of:=SUMPRODUCT(([.C8:.Z8]&lt;&gt;&quot;&quot;)*(COUNTA([.$A$2:.$A$50]) - [.C8:.Z8] + 1))" table:style-name="ce1">
            <text:p>24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Колиева Ульяна</text:p>
          </table:table-cell>
          <table:table-cell office:value-type="float" office:value="49" table:formula="of:=SUMPRODUCT(([.C9:.Z9]&lt;&gt;&quot;&quot;)*(COUNTA([.$A$2:.$A$50]) - [.C9:.Z9] + 1))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Ломоносов Артем</text:p>
          </table:table-cell>
          <table:table-cell office:value-type="float" office:value="25" table:formula="of:=SUMPRODUCT(([.C10:.Z10]&lt;&gt;&quot;&quot;)*(COUNTA([.$A$2:.$A$50]) - [.C10:.Z10] + 1))" table:style-name="ce1">
            <text:p>2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Маликова Алена</text:p>
          </table:table-cell>
          <table:table-cell office:value-type="float" office:value="0" table:formula="of:=SUMPRODUCT(([.C11:.Z11]&lt;&gt;&quot;&quot;)*(COUNTA([.$A$2:.$A$50]) - [.C11:.Z11] + 1))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Михеев Григорий</text:p>
          </table:table-cell>
          <table:table-cell office:value-type="float" office:value="29" table:formula="of:=SUMPRODUCT(([.C12:.Z12]&lt;&gt;&quot;&quot;)*(COUNTA([.$A$2:.$A$50]) - [.C12:.Z12] + 1))" table:style-name="ce1">
            <text:p>29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Николаев Тимур</text:p>
          </table:table-cell>
          <table:table-cell office:value-type="float" office:value="54" table:formula="of:=SUMPRODUCT(([.C13:.Z13]&lt;&gt;&quot;&quot;)*(COUNTA([.$A$2:.$A$50]) - [.C13:.Z13] + 1))" table:style-name="ce1">
            <text:p>5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Ничков Георгий</text:p>
          </table:table-cell>
          <table:table-cell office:value-type="float" office:value="38" table:formula="of:=SUMPRODUCT(([.C14:.Z14]&lt;&gt;&quot;&quot;)*(COUNTA([.$A$2:.$A$50]) - [.C14:.Z14] + 1))" table:style-name="ce1">
            <text:p>38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Поздняков Дмитрий</text:p>
          </table:table-cell>
          <table:table-cell office:value-type="float" office:value="27" table:formula="of:=SUMPRODUCT(([.C15:.Z15]&lt;&gt;&quot;&quot;)*(COUNTA([.$A$2:.$A$50]) - [.C15:.Z15] + 1))" table:style-name="ce1">
            <text:p>27</text:p>
          </table:table-cell>
          <table:table-cell office:value-type="float" office:value="8" table:style-name="ce1">
            <text:p>8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Попов Максим</text:p>
          </table:table-cell>
          <table:table-cell office:value-type="float" office:value="27" table:formula="of:=SUMPRODUCT(([.C16:.Z16]&lt;&gt;&quot;&quot;)*(COUNTA([.$A$2:.$A$50]) - [.C16:.Z16] + 1))" table:style-name="ce1">
            <text:p>27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Рудко Владислав</text:p>
          </table:table-cell>
          <table:table-cell office:value-type="float" office:value="42" table:formula="of:=SUMPRODUCT(([.C17:.Z17]&lt;&gt;&quot;&quot;)*(COUNTA([.$A$2:.$A$50]) - [.C17:.Z17] + 1))" table:style-name="ce1">
            <text:p>42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Токмаков Лев</text:p>
          </table:table-cell>
          <table:table-cell office:value-type="float" office:value="0" table:formula="of:=SUMPRODUCT(([.C18:.Z18]&lt;&gt;&quot;&quot;)*(COUNTA([.$A$2:.$A$50]) - [.C18:.Z18] + 1))" table:style-name="ce1">
            <text:p>0</text:p>
          </table:table-cell>
          <table:table-cell table:number-columns-repeated="16382" table:style-name="ce1"/>
        </table:table-row>
        <table:table-row table:number-rows-repeated="1048558" table:style-name="ro1">
          <table:table-cell table:number-columns-repeated="16384"/>
        </table:table-row>
      </table:table>
      <table:table table:name="Сообщения" table:style-name="ta2">
        <table:table-column table:style-name="co1" table:default-cell-style-name="ce1"/>
        <table:table-column table:style-name="co7" table:default-cell-style-name="ce1"/>
        <table:table-column table:style-name="co8" table:number-columns-repeated="24" table:default-cell-style-name="ce1"/>
        <table:table-column table:style-name="co6" table:number-columns-repeated="16358" table:default-cell-style-name="ce1"/>
        <table:table-row table:style-name="ro1">
          <table:table-cell office:value-type="string" table:style-name="ce1">
            <text:p>ФИО</text:p>
          </table:table-cell>
          <table:table-cell office:value-type="string" table:style-name="ce1">
            <text:p>Сумма сообщения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Анисова Наталья</text:p>
          </table:table-cell>
          <table:table-cell office:value-type="float" office:value="0" table:formula="of:=(SUM([.C2:.E2])*COUNTA([.$A$2:.$A$50])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Афанасьев Глеб</text:p>
          </table:table-cell>
          <table:table-cell office:value-type="float" office:value="0" table:formula="of:=SUM([.C3:.E3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Баконин Андрей</text:p>
          </table:table-cell>
          <table:table-cell office:value-type="float" office:value="0" table:formula="of:=SUM([.C4:.E4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pan text:style-name="T3">Береговой<text:s/></text:span>Данил</text:p>
          </table:table-cell>
          <table:table-cell office:value-type="float" office:value="35.699999999999996" table:formula="of:=SUM([.C5:.E5])*COUNTA([.$A$2:.$A$50])*0.6" table:style-name="ce1">
            <text:p>35,7</text:p>
          </table:table-cell>
          <table:table-cell office:value-type="float" office:value="3.5" table:style-name="ce1">
            <text:p>3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Витковская Софья</text:p>
          </table:table-cell>
          <table:table-cell office:value-type="float" office:value="0" table:formula="of:=SUM([.C6:.E6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Гетте Кирилл</text:p>
          </table:table-cell>
          <table:table-cell office:value-type="float" office:value="51" table:formula="of:=SUM([.C7:.E7])*COUNTA([.$A$2:.$A$50])*0.6" table:style-name="ce1">
            <text:p>51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Ивашкевич Кирилл</text:p>
          </table:table-cell>
          <table:table-cell office:value-type="float" office:value="35.699999999999996" table:formula="of:=SUM([.C8:.E8])*COUNTA([.$A$2:.$A$50])*0.6" table:style-name="ce1">
            <text:p>35,7</text:p>
          </table:table-cell>
          <table:table-cell office:value-type="float" office:value="3.5" table:style-name="ce1">
            <text:p>3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Колиева Ульяна</text:p>
          </table:table-cell>
          <table:table-cell office:value-type="float" office:value="51" table:formula="of:=SUM([.C9:.E9])*COUNTA([.$A$2:.$A$50])*0.6" table:style-name="ce1">
            <text:p>51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Ломоносов Артем</text:p>
          </table:table-cell>
          <table:table-cell office:value-type="float" office:value="45.9" table:formula="of:=SUM([.C10:.E10])*COUNTA([.$A$2:.$A$50])*0.6" table:style-name="ce1">
            <text:p>45,9</text:p>
          </table:table-cell>
          <table:table-cell office:value-type="float" office:value="4.5" table:style-name="ce1">
            <text:p>4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Маликова Алена</text:p>
          </table:table-cell>
          <table:table-cell office:value-type="float" office:value="0" table:formula="of:=SUM([.C11:.E11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Михеев Григорий</text:p>
          </table:table-cell>
          <table:table-cell office:value-type="float" office:value="0" table:formula="of:=SUM([.C12:.E12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Николаев Тимур</text:p>
          </table:table-cell>
          <table:table-cell office:value-type="float" office:value="40.799999999999997" table:formula="of:=SUM([.C13:.E13])*COUNTA([.$A$2:.$A$50])*0.6" table:style-name="ce1">
            <text:p>40,8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Ничков Георгий</text:p>
          </table:table-cell>
          <table:table-cell office:value-type="float" office:value="0" table:formula="of:=SUM([.C14:.E14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здняков Дмитрий</text:p>
          </table:table-cell>
          <table:table-cell office:value-type="float" office:value="0" table:formula="of:=SUM([.C15:.E15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ов Максим</text:p>
          </table:table-cell>
          <table:table-cell office:value-type="float" office:value="35.699999999999996" table:formula="of:=SUM([.C16:.E16])*COUNTA([.$A$2:.$A$50])*0.6" table:style-name="ce1">
            <text:p>35,7</text:p>
          </table:table-cell>
          <table:table-cell office:value-type="float" office:value="3.5" table:style-name="ce1">
            <text:p>3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Рудко Владислав</text:p>
          </table:table-cell>
          <table:table-cell office:value-type="float" office:value="0" table:formula="of:=SUM([.C17:.E17])*COUNTA([.$A$2:.$A$50])*0.6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Токмаков Лев</text:p>
          </table:table-cell>
          <table:table-cell office:value-type="float" office:value="0" table:formula="of:=SUM([.C18:.E18])*COUNTA([.$A$2:.$A$50])*0.6" table:style-name="ce1">
            <text:p>0</text:p>
          </table:table-cell>
          <table:table-cell table:number-columns-repeated="16382"/>
        </table:table-row>
        <table:table-row table:number-rows-repeated="1048558" table:style-name="ro1">
          <table:table-cell table:number-columns-repeated="16384"/>
        </table:table-row>
      </table:table>
      <table:table table:name="Лабы" table:style-name="ta2">
        <table:table-column table:style-name="co1" table:default-cell-style-name="ce1"/>
        <table:table-column table:style-name="co7" table:default-cell-style-name="ce1"/>
        <table:table-column table:style-name="co8" table:number-columns-repeated="24" table:default-cell-style-name="ce1"/>
        <table:table-column table:style-name="co6" table:number-columns-repeated="16358" table:default-cell-style-name="ce1"/>
        <table:table-row table:style-name="ro1">
          <table:table-cell office:value-type="string" table:style-name="ce1">
            <text:p>ФИО</text:p>
          </table:table-cell>
          <table:table-cell office:value-type="string" table:style-name="ce1">
            <text:p>Сумма тесты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Анисова Наталья</text:p>
          </table:table-cell>
          <table:table-cell office:value-type="float" office:value="51" table:formula="of:=SUM([.C2:.E2])*COUNTA([.$A$2:.$A$50])*0.3" table:style-name="ce1">
            <text:p>5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Афанасьев Глеб</text:p>
          </table:table-cell>
          <table:table-cell office:value-type="float" office:value="0" table:formula="of:=SUM([.C3:.E3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Баконин Андрей</text:p>
          </table:table-cell>
          <table:table-cell office:value-type="float" office:value="0" table:formula="of:=SUM([.C4:.E4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pan text:style-name="T3">Береговой<text:s/></text:span>Данил</text:p>
          </table:table-cell>
          <table:table-cell office:value-type="float" office:value="25.5" table:formula="of:=SUM([.C5:.E5])*COUNTA([.$A$2:.$A$50])*0.3" table:style-name="ce1">
            <text:p>25,5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Витковская Софья</text:p>
          </table:table-cell>
          <table:table-cell office:value-type="float" office:value="25.5" table:formula="of:=SUM([.C6:.E6])*COUNTA([.$A$2:.$A$50])*0.3" table:style-name="ce1">
            <text:p>25,5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Гетте Кирилл</text:p>
          </table:table-cell>
          <table:table-cell office:value-type="float" office:value="0" table:formula="of:=SUM([.C7:.E7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вашкевич Кирилл</text:p>
          </table:table-cell>
          <table:table-cell office:value-type="float" office:value="25.5" table:formula="of:=SUM([.C8:.E8])*COUNTA([.$A$2:.$A$50])*0.3" table:style-name="ce1">
            <text:p>25,5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Колиева Ульяна</text:p>
          </table:table-cell>
          <table:table-cell office:value-type="float" office:value="43.35" table:formula="of:=SUM([.C9:.E9])*COUNTA([.$A$2:.$A$50])*0.3" table:style-name="ce1">
            <text:p>43,35</text:p>
          </table:table-cell>
          <table:table-cell office:value-type="float" office:value="3.5" table:style-name="ce1">
            <text:p>3,5</text:p>
          </table:table-cell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Ломоносов Артем</text:p>
          </table:table-cell>
          <table:table-cell office:value-type="float" office:value="25.5" table:formula="of:=SUM([.C10:.E10])*COUNTA([.$A$2:.$A$50])*0.3" table:style-name="ce1">
            <text:p>25,5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Маликова Алена</text:p>
          </table:table-cell>
          <table:table-cell office:value-type="float" office:value="0" table:formula="of:=SUM([.C11:.E11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Михеев Григорий</text:p>
          </table:table-cell>
          <table:table-cell office:value-type="float" office:value="0" table:formula="of:=SUM([.C12:.E12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Николаев Тимур</text:p>
          </table:table-cell>
          <table:table-cell office:value-type="float" office:value="48.449999999999996" table:formula="of:=SUM([.C13:.E13])*COUNTA([.$A$2:.$A$50])*0.3" table:style-name="ce1">
            <text:p>48,45</text:p>
          </table:table-cell>
          <table:table-cell office:value-type="float" office:value="4.5" table:style-name="ce1">
            <text:p>4,5</text:p>
          </table:table-cell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Ничков Георгий</text:p>
          </table:table-cell>
          <table:table-cell office:value-type="float" office:value="48.449999999999996" table:formula="of:=SUM([.C14:.E14])*COUNTA([.$A$2:.$A$50])*0.3" table:style-name="ce1">
            <text:p>48,45</text:p>
          </table:table-cell>
          <table:table-cell office:value-type="float" office:value="4.5" table:style-name="ce1">
            <text:p>4,5</text:p>
          </table:table-cell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Поздняков Дмитрий</text:p>
          </table:table-cell>
          <table:table-cell office:value-type="float" office:value="51" table:formula="of:=SUM([.C15:.E15])*COUNTA([.$A$2:.$A$50])*0.3" table:style-name="ce1">
            <text:p>5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Попов Максим</text:p>
          </table:table-cell>
          <table:table-cell office:value-type="float" office:value="47.598300000000002" table:formula="of:=SUM([.C16:.E16])*COUNTA([.$A$2:.$A$50])*0.3" table:style-name="ce1">
            <text:p>47,5983</text:p>
          </table:table-cell>
          <table:table-cell office:value-type="float" office:value="4.3330000000000002" table:style-name="ce1">
            <text:p>4,333</text:p>
          </table:table-cell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Рудко Владислав</text:p>
          </table:table-cell>
          <table:table-cell office:value-type="float" office:value="22.95" table:formula="of:=SUM([.C17:.E17])*COUNTA([.$A$2:.$A$50])*0.3" table:style-name="ce1">
            <text:p>22,95</text:p>
          </table:table-cell>
          <table:table-cell table:style-name="ce1"/>
          <table:table-cell office:value-type="float" office:value="4.5" table:style-name="ce1">
            <text:p>4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Токмаков Лев</text:p>
          </table:table-cell>
          <table:table-cell office:value-type="float" office:value="0" table:formula="of:=SUM([.C18:.E18])*COUNTA([.$A$2:.$A$50])*0.3" table:style-name="ce1">
            <text:p>0</text:p>
          </table:table-cell>
          <table:table-cell table:number-columns-repeated="16382" table:style-name="ce1"/>
        </table:table-row>
        <table:table-row table:number-rows-repeated="1048558" table:style-name="ro1">
          <table:table-cell table:number-columns-repeated="16384"/>
        </table:table-row>
      </table:table>
      <table:database-ranges>
        <table:database-range table:target-range-address="Leaderboard.A2:Leaderboard.E18" table:name="__Anonymous_Sheet_DB__0" table:contains-header="false">
          <table:sort>
            <table:sort-by table:field-number="0"/>
          </table:sort>
        </table:database-range>
        <table:database-range table:target-range-address="Тесты.A2:Тесты.C18" table:name="__Anonymous_Sheet_DB__1" table:contains-header="false">
          <table:sort>
            <table:sort-by table:field-number="0"/>
          </table:sort>
        </table:database-range>
        <table:database-range table:target-range-address="Сообщения.A2:Сообщения.F18" table:name="__Anonymous_Sheet_DB__2" table:contains-header="false">
          <table:sort>
            <table:sort-by table:field-number="0"/>
          </table:sort>
        </table:database-range>
        <table:database-range table:target-range-address="Лабы.A2:Лабы.D18" table:name="__Anonymous_Sheet_DB__3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Benefits" style:family="table-cell" style:data-style-name="N0">
      <style:table-cell-properties fo:background-color="#FFBF00"/>
    </style:style>
    <style:style style:name="cf1" style:family="table-cell" style:data-style-name="N0">
      <style:table-cell-properties fo:background-color="#81D41A"/>
    </style:style>
    <style:style style:name="cf2" style:family="table-cell" style:data-style-name="N0">
      <style:table-cell-properties fo:background-color="#00B050"/>
    </style:style>
    <style:style style:name="cf3" style:family="table-cell" style:data-style-name="N0">
      <style:table-cell-properties fo:background-color="#92D050"/>
    </style:style>
    <style:style style:name="cf4" style:family="table-cell" style:data-style-name="N0">
      <style:table-cell-properties fo:background-color="#FFC000"/>
    </style:style>
    <style:style style:name="cf5" style:family="table-cell" style:data-style-name="N0">
      <style:table-cell-properties fo:background-color="#FF0000"/>
    </style:style>
    <style:style style:name="Defaul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Didn_39_t_32_pass" style:display-name="Didn't pass" style:family="table-cell" style:data-style-name="N0">
      <style:table-cell-properties fo:background-color="#FF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Grading" style:family="table-cell" style:data-style-name="N0"/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Pass" style:family="table-cell" style:data-style-name="N0">
      <style:table-cell-properties fo:background-color="#81D41A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332</meta:generator>
    <meta:initial-creator>Тимурка Дикий</meta:initial-creator>
    <dc:creator>Анисова Наташа</dc:creator>
    <meta:creation-date>2024-10-22T21:18:19Z</meta:creation-date>
    <dc:date>2024-12-08T06:51:25Z</dc:date>
    <meta:print-date>2024-11-07T15:56:20Z</meta:print-date>
    <meta:editing-cycles>5</meta:editing-cycles>
    <meta:editing-duration>PT759S</meta:editing-duration>
  </office:meta>
</office:document-meta>
</file>